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995cm"/>
    </style:style>
    <style:style style:name="Table1.B" style:family="table-column">
      <style:table-column-properties style:column-width="10.031cm"/>
    </style:style>
    <style:style style:name="Table1.C" style:family="table-column">
      <style:table-column-properties style:column-width="2.646cm"/>
    </style:style>
    <style:style style:name="Table1.D" style:family="table-column">
      <style:table-column-properties style:column-width="2.328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0.5pt solid #000000" style:writing-mode="lr-tb"/>
    </style:style>
    <style:style style:name="Table1.B2" style:family="table-cell">
      <style:table-cell-properties fo:padding="0.097cm" fo:border="0.5pt solid #000000" style:writing-mode="lr-tb"/>
    </style:style>
    <style:style style:name="Table1.C2" style:family="table-cell">
      <style:table-cell-properties fo:padding="0.097cm" fo:border="0.5pt solid #000000" style:writing-mode="lr-tb"/>
    </style:style>
    <style:style style:name="Table1.D2" style:family="table-cell">
      <style:table-cell-properties fo:padding="0.097cm" fo:border="0.5pt solid #000000" style:writing-mode="lr-tb"/>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Normal">
      <style:paragraph-properties fo:break-before="page"/>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center" style:justify-single-word="false"/>
      <style:text-properties fo:font-size="36pt" style:font-size-asian="36pt" style:font-size-complex="3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8pt" fo:font-style="italic" style:font-size-asian="8pt" style:font-style-asian="italic" style:font-size-complex="8pt" style:font-style-complex="italic"/>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end" style:justify-single-word="false"/>
    </style:style>
    <style:style style:name="P14" style:family="paragraph" style:parent-style-name="Normal">
      <style:paragraph-properties fo:margin-top="0cm" fo:margin-bottom="0cm" loext:contextual-spacing="false"/>
    </style:style>
    <style:style style:name="P15" style:family="paragraph" style:parent-style-name="List_20_Paragraph">
      <style:paragraph-properties fo:margin-left="0cm" fo:margin-right="0cm" fo:margin-top="0cm" fo:margin-bottom="0cm" loext:contextual-spacing="false" fo:text-indent="0cm" style:auto-text-indent="false">
        <style:tab-stops/>
      </style:paragraph-properties>
    </style:style>
    <style:style style:name="P16" style:family="paragraph" style:parent-style-name="Standard" style:master-page-name="MPF0">
      <style:paragraph-properties style:page-number="auto" fo:break-before="page"/>
    </style:style>
    <style:style style:name="P17" style:family="paragraph" style:parent-style-name="Heading_20_1">
      <style:paragraph-properties fo:break-before="page"/>
    </style:style>
    <style:style style:name="P18" style:family="paragraph" style:parent-style-name="Text_20_body">
      <style:paragraph-properties fo:margin-top="0cm" fo:margin-bottom="0cm" loext:contextual-spacing="false" style:writing-mode="lr-tb"/>
    </style:style>
    <style:style style:name="P19" style:family="paragraph" style:parent-style-name="Text_20_body">
      <style:paragraph-properties fo:margin-top="0cm" fo:margin-bottom="0cm" loext:contextual-spacing="false" style:writing-mode="lr-tb"/>
      <style:text-properties officeooo:paragraph-rsid="005ffad2"/>
    </style:style>
    <style:style style:name="P20" style:family="paragraph" style:parent-style-name="Text_20_body">
      <style:paragraph-properties fo:margin-top="0cm" fo:margin-bottom="0cm" loext:contextual-spacing="false" style:writing-mode="lr-tb"/>
      <style:text-properties officeooo:rsid="0063bf16" officeooo:paragraph-rsid="0063bf16"/>
    </style:style>
    <style:style style:name="P21" style:family="paragraph" style:parent-style-name="Text_20_body">
      <style:paragraph-properties fo:margin-top="0cm" fo:margin-bottom="0cm" loext:contextual-spacing="false" style:writing-mode="lr-tb"/>
      <style:text-properties officeooo:rsid="00695214" officeooo:paragraph-rsid="00695214"/>
    </style:style>
    <style:style style:name="P22" style:family="paragraph" style:parent-style-name="Text_20_body">
      <style:paragraph-properties fo:margin-top="0cm" fo:margin-bottom="0cm" loext:contextual-spacing="false" style:writing-mode="lr-tb"/>
      <style:text-properties officeooo:paragraph-rsid="00ca644f"/>
    </style:style>
    <style:style style:name="P23" style:family="paragraph" style:parent-style-name="Text_20_body">
      <style:paragraph-properties fo:margin-top="0cm" fo:margin-bottom="0.101cm" loext:contextual-spacing="false" style:writing-mode="lr-tb"/>
    </style:style>
    <style:style style:name="P24" style:family="paragraph" style:parent-style-name="Text_20_body">
      <style:paragraph-properties fo:margin-top="0cm" fo:margin-bottom="0.101cm" loext:contextual-spacing="false" style:writing-mode="lr-tb"/>
      <style:text-properties officeooo:paragraph-rsid="00463f0f"/>
    </style:style>
    <style:style style:name="P25" style:family="paragraph" style:parent-style-name="Text_20_body">
      <style:paragraph-properties fo:margin-top="0cm" fo:margin-bottom="0.101cm" loext:contextual-spacing="false" style:writing-mode="lr-tb"/>
      <style:text-properties officeooo:rsid="0065df67" officeooo:paragraph-rsid="0065df67"/>
    </style:style>
    <style:style style:name="P26" style:family="paragraph" style:parent-style-name="Heading_20_2">
      <style:text-properties officeooo:rsid="00749815" officeooo:paragraph-rsid="00749815"/>
    </style:style>
    <style:style style:name="P27" style:family="paragraph" style:parent-style-name="Heading_20_2">
      <style:text-properties officeooo:rsid="00749815" officeooo:paragraph-rsid="00761bde"/>
    </style:style>
    <style:style style:name="P28" style:family="paragraph" style:parent-style-name="Normal">
      <style:paragraph-properties fo:margin-top="0cm" fo:margin-bottom="0cm" loext:contextual-spacing="false"/>
    </style:style>
    <style:style style:name="P29" style:family="paragraph" style:parent-style-name="Normal">
      <style:paragraph-properties fo:margin-top="0cm" fo:margin-bottom="0cm" loext:contextual-spacing="false"/>
      <style:text-properties officeooo:paragraph-rsid="001afb3d"/>
    </style:style>
    <style:style style:name="P30" style:family="paragraph" style:parent-style-name="Normal">
      <style:paragraph-properties fo:margin-top="0cm" fo:margin-bottom="0cm" loext:contextual-spacing="false"/>
      <style:text-properties officeooo:paragraph-rsid="0024d565"/>
    </style:style>
    <style:style style:name="P31" style:family="paragraph" style:parent-style-name="Normal">
      <style:paragraph-properties fo:margin-top="0cm" fo:margin-bottom="0cm" loext:contextual-spacing="false"/>
      <style:text-properties officeooo:rsid="00749815" officeooo:paragraph-rsid="007b63ce"/>
    </style:style>
    <style:style style:name="P32" style:family="paragraph" style:parent-style-name="Normal">
      <style:paragraph-properties fo:margin-top="0cm" fo:margin-bottom="0cm" loext:contextual-spacing="false"/>
      <style:text-properties officeooo:rsid="00749815" officeooo:paragraph-rsid="007c1833"/>
    </style:style>
    <style:style style:name="P33" style:family="paragraph" style:parent-style-name="Normal">
      <style:paragraph-properties fo:margin-top="0cm" fo:margin-bottom="0cm" loext:contextual-spacing="false"/>
      <style:text-properties officeooo:paragraph-rsid="00761bde"/>
    </style:style>
    <style:style style:name="P34" style:family="paragraph" style:parent-style-name="Normal">
      <style:paragraph-properties fo:margin-top="0cm" fo:margin-bottom="0cm" loext:contextual-spacing="false"/>
      <style:text-properties officeooo:paragraph-rsid="008b3738"/>
    </style:style>
    <style:style style:name="P35" style:family="paragraph" style:parent-style-name="Normal">
      <style:paragraph-properties fo:margin-top="0cm" fo:margin-bottom="0cm" loext:contextual-spacing="false"/>
      <style:text-properties officeooo:paragraph-rsid="00b2240c"/>
    </style:style>
    <style:style style:name="P36" style:family="paragraph" style:parent-style-name="Normal">
      <style:paragraph-properties fo:margin-top="0cm" fo:margin-bottom="0cm" loext:contextual-spacing="false" style:writing-mode="lr-tb"/>
    </style:style>
    <style:style style:name="P37" style:family="paragraph" style:parent-style-name="Normal">
      <style:paragraph-properties fo:margin-top="0cm" fo:margin-bottom="0cm" loext:contextual-spacing="false" style:writing-mode="lr-tb"/>
      <style:text-properties officeooo:paragraph-rsid="004c4bde"/>
    </style:style>
    <style:style style:name="P38" style:family="paragraph" style:parent-style-name="Normal">
      <style:paragraph-properties fo:margin-top="0cm" fo:margin-bottom="0cm" loext:contextual-spacing="false" style:writing-mode="lr-tb"/>
      <style:text-properties officeooo:paragraph-rsid="0051056b"/>
    </style:style>
    <style:style style:name="P39" style:family="paragraph" style:parent-style-name="Normal">
      <style:paragraph-properties fo:margin-top="0cm" fo:margin-bottom="0cm" loext:contextual-spacing="false" style:writing-mode="lr-tb"/>
      <style:text-properties officeooo:paragraph-rsid="00577034"/>
    </style:style>
    <style:style style:name="P40" style:family="paragraph" style:parent-style-name="Normal">
      <style:paragraph-properties fo:margin-top="0cm" fo:margin-bottom="0cm" loext:contextual-spacing="false" style:writing-mode="lr-tb"/>
      <style:text-properties officeooo:rsid="00665d3f" officeooo:paragraph-rsid="00665d3f"/>
    </style:style>
    <style:style style:name="P41" style:family="paragraph" style:parent-style-name="Normal">
      <style:paragraph-properties fo:margin-top="0cm" fo:margin-bottom="0cm" loext:contextual-spacing="false" style:writing-mode="lr-tb"/>
      <style:text-properties officeooo:rsid="0067df0c" officeooo:paragraph-rsid="0067df0c"/>
    </style:style>
    <style:style style:name="P42" style:family="paragraph" style:parent-style-name="Normal">
      <style:paragraph-properties fo:margin-top="0cm" fo:margin-bottom="0cm" loext:contextual-spacing="false" style:writing-mode="lr-tb"/>
      <style:text-properties officeooo:rsid="0069179e" officeooo:paragraph-rsid="0069179e"/>
    </style:style>
    <style:style style:name="P43" style:family="paragraph" style:parent-style-name="Normal">
      <style:paragraph-properties fo:margin-top="0cm" fo:margin-bottom="0cm" loext:contextual-spacing="false" style:writing-mode="lr-tb"/>
      <style:text-properties officeooo:paragraph-rsid="006b9cda"/>
    </style:style>
    <style:style style:name="P44" style:family="paragraph" style:parent-style-name="Normal">
      <style:paragraph-properties fo:margin-top="0cm" fo:margin-bottom="0cm" loext:contextual-spacing="false" style:writing-mode="lr-tb"/>
      <style:text-properties officeooo:rsid="006e2884" officeooo:paragraph-rsid="006e2884"/>
    </style:style>
    <style:style style:name="P45" style:family="paragraph" style:parent-style-name="Normal">
      <style:paragraph-properties fo:margin-top="0cm" fo:margin-bottom="0cm" loext:contextual-spacing="false" style:writing-mode="lr-tb"/>
      <style:text-properties officeooo:paragraph-rsid="0071ebd0"/>
    </style:style>
    <style:style style:name="P46" style:family="paragraph" style:parent-style-name="List_20_Paragraph" style:list-style-name="L1">
      <style:paragraph-properties fo:margin-top="0cm" fo:margin-bottom="0cm" loext:contextual-spacing="false"/>
    </style:style>
    <style:style style:name="P47" style:family="paragraph" style:parent-style-name="List_20_Paragraph" style:list-style-name="L2">
      <style:paragraph-properties fo:margin-top="0cm" fo:margin-bottom="0cm" loext:contextual-spacing="false" style:writing-mode="lr-tb"/>
    </style:style>
    <style:style style:name="P48" style:family="paragraph" style:parent-style-name="TOC_20_1">
      <style:paragraph-properties>
        <style:tab-stops>
          <style:tab-stop style:position="17cm" style:type="right" style:leader-style="dotted" style:leader-text="."/>
        </style:tab-stops>
      </style:paragraph-properties>
    </style:style>
    <style:style style:name="P49" style:family="paragraph" style:parent-style-name="TOC_20_2">
      <style:paragraph-properties>
        <style:tab-stops>
          <style:tab-stop style:position="16.577cm" style:type="right" style:leader-style="dotted" style:leader-text="."/>
        </style:tab-stops>
      </style:paragraph-properties>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67%"/>
    </style:style>
    <style:style style:name="T3" style:family="text">
      <style:text-properties officeooo:rsid="00169375"/>
    </style:style>
    <style:style style:name="T4" style:family="text">
      <style:text-properties officeooo:rsid="00175741"/>
    </style:style>
    <style:style style:name="T5" style:family="text">
      <style:text-properties officeooo:rsid="00191618"/>
    </style:style>
    <style:style style:name="T6" style:family="text">
      <style:text-properties officeooo:rsid="001afb3d"/>
    </style:style>
    <style:style style:name="T7" style:family="text">
      <style:text-properties officeooo:rsid="001c2a3a"/>
    </style:style>
    <style:style style:name="T8" style:family="text">
      <style:text-properties officeooo:rsid="001d7527"/>
    </style:style>
    <style:style style:name="T9" style:family="text">
      <style:text-properties officeooo:rsid="001dea47"/>
    </style:style>
    <style:style style:name="T10" style:family="text">
      <style:text-properties officeooo:rsid="001fa3a6"/>
    </style:style>
    <style:style style:name="T11" style:family="text">
      <style:text-properties officeooo:rsid="002170ba"/>
    </style:style>
    <style:style style:name="T12" style:family="text">
      <style:text-properties officeooo:rsid="00218e6b"/>
    </style:style>
    <style:style style:name="T13" style:family="text">
      <style:text-properties officeooo:rsid="0022eeee"/>
    </style:style>
    <style:style style:name="T14" style:family="text">
      <style:text-properties officeooo:rsid="0022eeee" fo:background-color="#ffff00" loext:char-shading-value="0"/>
    </style:style>
    <style:style style:name="T15" style:family="text">
      <style:text-properties officeooo:rsid="00334b8e" fo:background-color="#ffff00" loext:char-shading-value="0"/>
    </style:style>
    <style:style style:name="T16" style:family="text">
      <style:text-properties officeooo:rsid="007c6000" fo:background-color="#ffff00" loext:char-shading-value="0"/>
    </style:style>
    <style:style style:name="T17" style:family="text">
      <style:text-properties officeooo:rsid="009321a6" fo:background-color="#ffff00" loext:char-shading-value="0"/>
    </style:style>
    <style:style style:name="T18" style:family="text">
      <style:text-properties officeooo:rsid="00231aa2"/>
    </style:style>
    <style:style style:name="T19" style:family="text">
      <style:text-properties officeooo:rsid="0024d565"/>
    </style:style>
    <style:style style:name="T20" style:family="text">
      <style:text-properties officeooo:rsid="0026a184"/>
    </style:style>
    <style:style style:name="T21" style:family="text">
      <style:text-properties officeooo:rsid="00287089"/>
    </style:style>
    <style:style style:name="T22" style:family="text">
      <style:text-properties officeooo:rsid="002e65a1"/>
    </style:style>
    <style:style style:name="T23" style:family="text">
      <style:text-properties officeooo:rsid="002f4682"/>
    </style:style>
    <style:style style:name="T24" style:family="text">
      <style:text-properties officeooo:rsid="002fa5b1"/>
    </style:style>
    <style:style style:name="T25" style:family="text">
      <style:text-properties officeooo:rsid="0030e036"/>
    </style:style>
    <style:style style:name="T26" style:family="text">
      <style:text-properties officeooo:rsid="0030e2ef"/>
    </style:style>
    <style:style style:name="T27" style:family="text">
      <style:text-properties officeooo:rsid="00318f57"/>
    </style:style>
    <style:style style:name="T28" style:family="text">
      <style:text-properties officeooo:rsid="0032f27a"/>
    </style:style>
    <style:style style:name="T29" style:family="text">
      <style:text-properties officeooo:rsid="00334b8e"/>
    </style:style>
    <style:style style:name="T30" style:family="text">
      <style:text-properties officeooo:rsid="0033cade"/>
    </style:style>
    <style:style style:name="T31" style:family="text">
      <style:text-properties officeooo:rsid="0036b505"/>
    </style:style>
    <style:style style:name="T32" style:family="text">
      <style:text-properties officeooo:rsid="0037ea44"/>
    </style:style>
    <style:style style:name="T33" style:family="text">
      <style:text-properties officeooo:rsid="00383944"/>
    </style:style>
    <style:style style:name="T34" style:family="text">
      <style:text-properties officeooo:rsid="0038e03b"/>
    </style:style>
    <style:style style:name="T35" style:family="text">
      <style:text-properties officeooo:rsid="0039dce7"/>
    </style:style>
    <style:style style:name="T36" style:family="text">
      <style:text-properties officeooo:rsid="0039e8a8"/>
    </style:style>
    <style:style style:name="T37" style:family="text">
      <style:text-properties officeooo:rsid="003acbd2"/>
    </style:style>
    <style:style style:name="T38" style:family="text">
      <style:text-properties officeooo:rsid="003acf37"/>
    </style:style>
    <style:style style:name="T39" style:family="text">
      <style:text-properties officeooo:rsid="004093c8"/>
    </style:style>
    <style:style style:name="T40" style:family="text">
      <style:text-properties officeooo:rsid="00420418"/>
    </style:style>
    <style:style style:name="T41" style:family="text">
      <style:text-properties officeooo:rsid="00432c3b"/>
    </style:style>
    <style:style style:name="T42" style:family="text">
      <style:text-properties officeooo:rsid="00446bc7"/>
    </style:style>
    <style:style style:name="T43" style:family="text">
      <style:text-properties officeooo:rsid="0045b288"/>
    </style:style>
    <style:style style:name="T44" style:family="text">
      <style:text-properties officeooo:rsid="004a1954"/>
    </style:style>
    <style:style style:name="T45" style:family="text">
      <style:text-properties officeooo:rsid="004b70ce"/>
    </style:style>
    <style:style style:name="T46" style:family="text">
      <style:text-properties officeooo:rsid="004c4bde"/>
    </style:style>
    <style:style style:name="T47" style:family="text">
      <style:text-properties officeooo:rsid="004cab59"/>
    </style:style>
    <style:style style:name="T48" style:family="text">
      <style:text-properties officeooo:rsid="004ddd6c"/>
    </style:style>
    <style:style style:name="T49" style:family="text">
      <style:text-properties officeooo:rsid="004fc8e0"/>
    </style:style>
    <style:style style:name="T50" style:family="text">
      <style:text-properties officeooo:rsid="0050c741"/>
    </style:style>
    <style:style style:name="T51" style:family="text">
      <style:text-properties officeooo:rsid="0051448c"/>
    </style:style>
    <style:style style:name="T52" style:family="text">
      <style:text-properties officeooo:rsid="00533cf4"/>
    </style:style>
    <style:style style:name="T53" style:family="text">
      <style:text-properties officeooo:rsid="00548aae"/>
    </style:style>
    <style:style style:name="T54" style:family="text">
      <style:text-properties officeooo:rsid="00577034"/>
    </style:style>
    <style:style style:name="T55" style:family="text">
      <style:text-properties officeooo:rsid="00597dfd"/>
    </style:style>
    <style:style style:name="T56" style:family="text">
      <style:text-properties officeooo:rsid="0059c7b8"/>
    </style:style>
    <style:style style:name="T57" style:family="text">
      <style:text-properties officeooo:rsid="005b3c66"/>
    </style:style>
    <style:style style:name="T58" style:family="text">
      <style:text-properties officeooo:rsid="005bb02f"/>
    </style:style>
    <style:style style:name="T59" style:family="text">
      <style:text-properties officeooo:rsid="005c3a58"/>
    </style:style>
    <style:style style:name="T60" style:family="text">
      <style:text-properties officeooo:rsid="005e717b"/>
    </style:style>
    <style:style style:name="T61" style:family="text">
      <style:text-properties officeooo:rsid="005ffad2"/>
    </style:style>
    <style:style style:name="T62" style:family="text">
      <style:text-properties officeooo:rsid="006317cd"/>
    </style:style>
    <style:style style:name="T63" style:family="text">
      <style:text-properties officeooo:rsid="00649742"/>
    </style:style>
    <style:style style:name="T64" style:family="text">
      <style:text-properties officeooo:rsid="006b9cda"/>
    </style:style>
    <style:style style:name="T65" style:family="text">
      <style:text-properties officeooo:rsid="006f0f08"/>
    </style:style>
    <style:style style:name="T66" style:family="text">
      <style:text-properties officeooo:rsid="00704e9c"/>
    </style:style>
    <style:style style:name="T67" style:family="text">
      <style:text-properties officeooo:rsid="00718b93"/>
    </style:style>
    <style:style style:name="T68" style:family="text">
      <style:text-properties officeooo:rsid="0071ebd0"/>
    </style:style>
    <style:style style:name="T69" style:family="text">
      <style:text-properties officeooo:rsid="00760483"/>
    </style:style>
    <style:style style:name="T70" style:family="text">
      <style:text-properties officeooo:rsid="00761bde"/>
    </style:style>
    <style:style style:name="T71" style:family="text">
      <style:text-properties officeooo:rsid="00776210"/>
    </style:style>
    <style:style style:name="T72" style:family="text">
      <style:text-properties officeooo:rsid="0077bad3"/>
    </style:style>
    <style:style style:name="T73" style:family="text">
      <style:text-properties officeooo:rsid="0079d87c"/>
    </style:style>
    <style:style style:name="T74" style:family="text">
      <style:text-properties officeooo:rsid="007b4bf7"/>
    </style:style>
    <style:style style:name="T75" style:family="text">
      <style:text-properties officeooo:rsid="007c6000"/>
    </style:style>
    <style:style style:name="T76" style:family="text">
      <style:text-properties officeooo:rsid="007df1f3"/>
    </style:style>
    <style:style style:name="T77" style:family="text">
      <style:text-properties officeooo:rsid="0080cd79"/>
    </style:style>
    <style:style style:name="T78" style:family="text">
      <style:text-properties officeooo:rsid="00824589"/>
    </style:style>
    <style:style style:name="T79" style:family="text">
      <style:text-properties officeooo:rsid="0084b6ed"/>
    </style:style>
    <style:style style:name="T80" style:family="text">
      <style:text-properties officeooo:rsid="008636ee"/>
    </style:style>
    <style:style style:name="T81" style:family="text">
      <style:text-properties officeooo:rsid="0087eba2"/>
    </style:style>
    <style:style style:name="T82" style:family="text">
      <style:text-properties officeooo:rsid="00891bd7"/>
    </style:style>
    <style:style style:name="T83" style:family="text">
      <style:text-properties officeooo:rsid="008980ef"/>
    </style:style>
    <style:style style:name="T84" style:family="text">
      <style:text-properties officeooo:rsid="008d8e12"/>
    </style:style>
    <style:style style:name="T85" style:family="text">
      <style:text-properties officeooo:rsid="008f7f77"/>
    </style:style>
    <style:style style:name="T86" style:family="text">
      <style:text-properties officeooo:rsid="009321a6"/>
    </style:style>
    <style:style style:name="T87" style:family="text">
      <style:text-properties officeooo:rsid="009a2da1"/>
    </style:style>
    <style:style style:name="T88" style:family="text">
      <style:text-properties officeooo:rsid="009d202a"/>
    </style:style>
    <style:style style:name="T89" style:family="text">
      <style:text-properties officeooo:rsid="00a0ba48"/>
    </style:style>
    <style:style style:name="T90" style:family="text">
      <style:text-properties officeooo:rsid="00a242b0"/>
    </style:style>
    <style:style style:name="T91" style:family="text">
      <style:text-properties officeooo:rsid="00a3c406"/>
    </style:style>
    <style:style style:name="T92" style:family="text">
      <style:text-properties officeooo:rsid="00a4c578"/>
    </style:style>
    <style:style style:name="T93" style:family="text">
      <style:text-properties officeooo:rsid="00a712b5"/>
    </style:style>
    <style:style style:name="T94" style:family="text">
      <style:text-properties officeooo:rsid="00a7bcd2"/>
    </style:style>
    <style:style style:name="T95" style:family="text">
      <style:text-properties officeooo:rsid="00a93cc3"/>
    </style:style>
    <style:style style:name="T96" style:family="text">
      <style:text-properties officeooo:rsid="00af438c"/>
    </style:style>
    <style:style style:name="T97" style:family="text">
      <style:text-properties officeooo:rsid="00b15ffe"/>
    </style:style>
    <style:style style:name="T98" style:family="text">
      <style:text-properties officeooo:rsid="00b2240c"/>
    </style:style>
    <style:style style:name="T99" style:family="text">
      <style:text-properties officeooo:rsid="00b3ddd9"/>
    </style:style>
    <style:style style:name="T100" style:family="text">
      <style:text-properties officeooo:rsid="00b56674"/>
    </style:style>
    <style:style style:name="T101" style:family="text">
      <style:text-properties officeooo:rsid="00b7cacc"/>
    </style:style>
    <style:style style:name="T102" style:family="text">
      <style:text-properties officeooo:rsid="00b8eaa7"/>
    </style:style>
    <style:style style:name="T103" style:family="text">
      <style:text-properties officeooo:rsid="00b9ac78"/>
    </style:style>
    <style:style style:name="T104" style:family="text">
      <style:text-properties officeooo:rsid="00bac5a5"/>
    </style:style>
    <style:style style:name="T105" style:family="text">
      <style:text-properties officeooo:rsid="00be88bb"/>
    </style:style>
    <style:style style:name="T106" style:family="text">
      <style:text-properties officeooo:rsid="00bfff9c"/>
    </style:style>
    <style:style style:name="T107" style:family="text">
      <style:text-properties officeooo:rsid="00c1a91a"/>
    </style:style>
    <style:style style:name="T108" style:family="text">
      <style:text-properties officeooo:rsid="00c97962"/>
    </style:style>
    <style:style style:name="T109" style:family="text">
      <style:text-properties officeooo:rsid="00cc26a4"/>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P5">Casal2</text:p>
      <text:p text:style-name="P6">Third-Party Libraries</text:p>
      <text:p text:style-name="P7"/>
      <text:p text:style-name="P7"/>
      <text:p text:style-name="P7"/>
      <text:p text:style-name="P7"/>
      <text:p text:style-name="P7"/>
      <text:p text:style-name="P7"/>
      <text:p text:style-name="P7"/>
      <text:p text:style-name="P8">v2019.12</text:p>
      <text:p text:style-name="P7"/>
      <text:p text:style-name="P7"/>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text:p>
      <text:p text:style-name="P10">Scott Rasmussen</text:p>
      <text:p text:style-name="P10">scott@zaita.com</text:p>
      <text:p text:style-name="P3">Table of Contents:</text:p>
      <text:table-of-content text:style-name="Sect1" text:name="_TOC0">
        <text:table-of-content-source text:outline-level="9" text:use-outline-level="false"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Contents_20_Heading">Table of Contents</text:p>
          </text:index-title>
          <text:p text:style-name="P48"><text:a xlink:type="simple" xlink:href="#__RefHeading___Toc1397_4021172468">Document History<text:tab/>3</text:a></text:p>
          <text:p text:style-name="P48"><text:a xlink:type="simple" xlink:href="#__RefHeading___Toc1399_4021172468">Casal2 Overview<text:tab/>4</text:a></text:p>
          <text:p text:style-name="P48"><text:a xlink:type="simple" xlink:href="#__RefHeading___Toc1498_3099730815">New Third-Party Library Considerations<text:tab/>5</text:a></text:p>
          <text:p text:style-name="P49"><text:a xlink:type="simple" xlink:href="#__RefHeading___Toc1500_3099730815">Automatic Differentiation Compatibility<text:tab/>5</text:a></text:p>
          <text:p text:style-name="P49"><text:a xlink:type="simple" xlink:href="#__RefHeading___Toc1502_3099730815">Including new automatic differentiation libraries<text:tab/>5</text:a></text:p>
          <text:p text:style-name="P49"><text:a xlink:type="simple" xlink:href="#__RefHeading___Toc1504_3099730815">Including new libraries for other functionality<text:tab/>5</text:a></text:p>
          <text:p text:style-name="P49"><text:a xlink:type="simple" xlink:href="#__RefHeading___Toc1506_3099730815">Building on Windows<text:tab/>5</text:a></text:p>
          <text:p text:style-name="P49"><text:a xlink:type="simple" xlink:href="#__RefHeading___Toc1508_3099730815">Performance Consideration and Testing<text:tab/>6</text:a></text:p>
          <text:p text:style-name="P49"><text:a xlink:type="simple" xlink:href="#__RefHeading___Toc1510_3099730815">Inclusion in Git<text:tab/>6</text:a></text:p>
          <text:p text:style-name="P48"><text:a xlink:type="simple" xlink:href="#__RefHeading___Toc1512_3099730815">Existing Third-Party Libraries<text:tab/>7</text:a></text:p>
          <text:p text:style-name="P49"><text:a xlink:type="simple" xlink:href="#__RefHeading___Toc1514_3099730815">ADOL-C<text:tab/>7</text:a></text:p>
          <text:p text:style-name="P49"><text:a xlink:type="simple" xlink:href="#__RefHeading___Toc1516_3099730815">BetaDiff<text:tab/>7</text:a></text:p>
          <text:p text:style-name="P49"><text:a xlink:type="simple" xlink:href="#__RefHeading___Toc1518_3099730815">Boost<text:tab/>7</text:a></text:p>
          <text:p text:style-name="P49"><text:a xlink:type="simple" xlink:href="#__RefHeading___Toc1520_3099730815">CppAD<text:tab/>8</text:a></text:p>
          <text:p text:style-name="P49"><text:a xlink:type="simple" xlink:href="#__RefHeading___Toc1522_3099730815">DLib<text:tab/>8</text:a></text:p>
          <text:p text:style-name="P49"><text:a xlink:type="simple" xlink:href="#__RefHeading___Toc1524_3099730815">Google Test and Google Mock<text:tab/>8</text:a></text:p>
          <text:p text:style-name="P49"><text:a xlink:type="simple" xlink:href="#__RefHeading___Toc1526_3099730815">Parser<text:tab/>8</text:a></text:p>
        </text:index-body>
      </text:table-of-content>
      <text:p text:style-name="Standard"/>
      <text:p text:style-name="Standard"/>
      <text:p text:style-name="P4"/>
      <text:h text:style-name="Heading_20_1" text:outline-level="1"><text:bookmark-start text:name="_Toc27381112"/><text:bookmark-start text:name="__RefHeading___Toc1397_4021172468"/><text:bookmark-start text:name="_Toc26775496"/><text:bookmark-start text:name="_Toc24733163"/>Document History<text:bookmark-end text:name="_Toc27381112"/><text:bookmark-end text:name="_Toc26775496"/><text:bookmark-end text:name="_Toc24733163"/><text:tab/><text:bookmark-end text:name="__RefHeading___Toc1397_4021172468"/></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2" office:value-type="string">
            <text:p text:style-name="P11">V2019.12</text:p>
          </table:table-cell>
          <table:table-cell table:style-name="Table1.B2" office:value-type="string">
            <text:p text:style-name="P12">Initial draft for version 1.0 of Casal2</text:p>
          </table:table-cell>
          <table:table-cell table:style-name="Table1.C2" office:value-type="string">
            <text:p text:style-name="Table_20_Contents">S.Rasmussen</text:p>
          </table:table-cell>
          <table:table-cell table:style-name="Table1.D2" office:value-type="string">
            <text:p text:style-name="P13">16/12/2019</text:p>
          </table:table-cell>
        </table:table-row>
      </table:table>
      <text:p text:style-name="Text_20_body"/>
      <text:p text:style-name="P4"/>
      <text:h text:style-name="Heading_20_1" text:outline-level="1"><text:bookmark-start text:name="_Toc27381113"/><text:bookmark-start text:name="_Toc26775497"/><text:bookmark-start text:name="_Toc24733164"/><text:bookmark-start text:name="__RefHeading___Toc1399_4021172468"/>Casal2 Overview<text:bookmark-end text:name="_Toc27381113"/><text:bookmark-end text:name="_Toc26775497"/><text:bookmark-end text:name="_Toc24733164"/><text:bookmark-end text:name="__RefHeading___Toc1399_4021172468"/></text:h>
      <text:p text:style-name="Text_20_body">Casal2 is NIWA’s integrated assessment tool for modelling <text:span text:style-name="T77">the </text:span>population dynamics of marine species, including fishery stock assessments. Casal2 expands functionality and <text:span text:style-name="T78">increases </text:span>maintainability over its predecessor, CASAL. Casal2 can be used for quantitative assessments of populations, including fish, invertebrates, marine mammals, and seabirds.</text:p>
      <text:p text:style-name="Text_20_body">Because Casal2 <text:span text:style-name="T94">includes</text:span> multiple auto<text:span text:style-name="T79">matic </text:span>differentiation <text:span text:style-name="T80">libraries</text:span>, the way it <text:span text:style-name="T81">incorporates </text:span>third-party libraries is very specific. This document covers the considerations for including new third-party libraries, and the <text:span text:style-name="T95">characteristics of the</text:span> third-party libraries packaged with Casal2.</text:p>
      <text:p text:style-name="Text_20_body"/>
      <text:h text:style-name="P17" text:outline-level="1"><text:bookmark-start text:name="_Toc27381114"/><text:bookmark-start text:name="__RefHeading___Toc1498_3099730815"/>New Third-Party Library Considerations<text:bookmark-end text:name="_Toc27381114"/><text:bookmark-end text:name="__RefHeading___Toc1498_3099730815"/></text:h>
      <text:h text:style-name="Heading_20_2" text:outline-level="2"><text:bookmark-start text:name="_Toc27381115"/><text:bookmark-start text:name="__RefHeading___Toc1500_3099730815"/>Auto<text:span text:style-name="T82">matic </text:span>Differentiation Compatibility<text:bookmark-end text:name="_Toc27381115"/><text:bookmark-end text:name="__RefHeading___Toc1500_3099730815"/></text:h>
      <text:p text:style-name="P34">Casal2 has been <text:span text:style-name="T3">designed</text:span> to allow the inclusion of multiple auto<text:span text:style-name="T3">matic </text:span>differentiation <text:span text:style-name="T83">libraries (</text:span><text:a xlink:type="simple" xlink:href="http://www.autodiff.org/" text:style-name="Internet_20_link" text:visited-style-name="Visited_20_Internet_20_Link"><text:span text:style-name="T83">http://www.autodiff.org/</text:span></text:a><text:span text:style-name="T83">)</text:span>. <text:span text:style-name="T4">However,</text:span> this <text:span text:style-name="T4">feature </text:span>introduces very strict restrictions on the types and scope of third-party libraries usage.</text:p>
      <text:p text:style-name="P14"/>
      <text:p text:style-name="P14">A third-party library can either:</text:p>
      <text:list xml:id="list3446184605" text:style-name="L1">
        <text:list-item>
          <text:p text:style-name="P46">Not contribute in any way to the likelihood function; OR</text:p>
        </text:list-item>
        <text:list-item>
          <text:p text:style-name="P46">Not be used at all during estimation; OR</text:p>
        </text:list-item>
        <text:list-item>
          <text:p text:style-name="P46">Allow override of the double type with a custom object; OR</text:p>
        </text:list-item>
        <text:list-item>
          <text:p text:style-name="P46"><text:span text:style-name="T5">T</text:span>he third-party library code <text:span text:style-name="T5">can be modified </text:span>to work with a custom object.</text:p>
        </text:list-item>
      </text:list>
      <text:p text:style-name="P14"/>
      <text:p text:style-name="P14">If <text:span text:style-name="T84">a library meets</text:span> any of the above <text:span text:style-name="T84">requirements</text:span>, then it <text:span text:style-name="T96">i</text:span>s likely that the library <text:span text:style-name="T84">can be used </text:span>in Casal2. If <text:span text:style-name="T84">it does not meet any of the above requirements</text:span>, then the library <text:span text:style-name="T85">cannot be used </text:span>in Casal2.</text:p>
      <text:p text:style-name="P14"/>
      <text:p text:style-name="P29"><text:span text:style-name="T6">As an example, the </text:span>Boost Matrix library <text:span text:style-name="T6">(</text:span><text:a xlink:type="simple" xlink:href="https://www.boost.org/" text:style-name="Internet_20_link" text:visited-style-name="Visited_20_Internet_20_Link"><text:span text:style-name="T6">https://www.boost.org/</text:span></text:a><text:span text:style-name="T6">):</text:span> <text:span text:style-name="T6">t</text:span>his library <text:span text:style-name="T7">is </text:span>used for matrix manipulation and calculations during a model iteration (i.e., <text:span text:style-name="T8">classes and methods that </text:span>contribute to <text:span text:style-name="T9">the </text:span>likelihood score) and it does not allow the overriding of the double type. </text:p>
      <text:p text:style-name="P14"/>
      <text:p text:style-name="P14">So, this library <text:span text:style-name="T10">cannot be used </text:span>without modifying the <text:span text:style-name="T13">[</text:span><text:span text:style-name="T14">Q: Boost? Casal2? Both?</text:span><text:span text:style-name="T13">] </text:span>source code to work with a custom object. This <text:span text:style-name="T12">restriction </text:span>adds a <text:span text:style-name="T11">significant </text:span>amount of overhead to the Casal2 project, so it <text:span text:style-name="T18">is </text:span>recommended to not use th<text:span text:style-name="T87">e Boost</text:span> library and instead <text:span text:style-name="T12">to include a different library </text:span>that is autodiff compatible, <text:span text:style-name="T86">such as [</text:span><text:span text:style-name="T17">please provide an example library</text:span><text:span text:style-name="T86">]</text:span>.</text:p>
      <text:p text:style-name="P14"/>
      <text:h text:style-name="P26" text:outline-level="2"><text:bookmark-start text:name="_Toc273811162"/><text:bookmark-start text:name="__RefHeading___Toc1502_3099730815"/>I<text:bookmark-end text:name="_Toc273811162"/>ncluding new automatic differentiation libraries<text:bookmark-end text:name="__RefHeading___Toc1502_3099730815"/></text:h>
      <text:p text:style-name="P31"><text:span text:style-name="T16">Request</text:span><text:span text:style-name="T75">: <text:s/>p</text:span>lease <text:span text:style-name="T69">describe </text:span>what requirements need to be met and what <text:span text:style-name="T73">classes, methods, and </text:span>interfaces need to be developed to include <text:span text:style-name="T71">and test </text:span>a new automatic differentiation library, <text:span text:style-name="T70">e.g.,</text:span> <text:span text:style-name="T70">ensmallen (</text:span><text:a xlink:type="simple" xlink:href="http://ensmallen.org/" text:style-name="Internet_20_link" text:visited-style-name="Visited_20_Internet_20_Link"><text:span text:style-name="T70">http://ensmallen.org/</text:span></text:a><text:span text:style-name="T70">), ATL (</text:span><text:a xlink:type="simple" xlink:href="https://github.com/msupernaw/ATL" text:style-name="Internet_20_link" text:visited-style-name="Visited_20_Internet_20_Link"><text:span text:style-name="T70">https://github.com/msupernaw/ATL</text:span></text:a><text:span text:style-name="T70">), or the Stan math library (</text:span><text:a xlink:type="simple" xlink:href="https://mc-stan.org/users/interfaces/math.html" text:style-name="Internet_20_link" text:visited-style-name="Visited_20_Internet_20_Link"><text:span text:style-name="T70">https://mc-stan.org/users/interfaces/math.html</text:span></text:a><text:span text:style-name="T70">).</text:span></text:p>
      <text:p text:style-name="P14"/>
      <text:h text:style-name="P27" text:outline-level="2"><text:bookmark-start text:name="_Toc2738111621"/><text:bookmark-start text:name="__RefHeading___Toc1504_3099730815"/>I<text:bookmark-end text:name="_Toc2738111621"/>ncluding new libraries <text:span text:style-name="T70">for other functionality</text:span><text:bookmark-end text:name="__RefHeading___Toc1504_3099730815"/></text:h>
      <text:p text:style-name="P32"><text:span text:style-name="T16">Request</text:span><text:span text:style-name="T75">: <text:s/>p</text:span>lease <text:span text:style-name="T69">describe </text:span>what requirements need to be met and what <text:span text:style-name="T73">classes, methods, and </text:span>interfaces need to be developed to include <text:span text:style-name="T74">and test </text:span>librar<text:span text:style-name="T71">ies for other functionality</text:span>, <text:span text:style-name="T70">e.g.,</text:span> <text:span text:style-name="T72">MCMCLib (</text:span><text:a xlink:type="simple" xlink:href="https://github.com/kthohr/mcmc" text:style-name="Internet_20_link" text:visited-style-name="Visited_20_Internet_20_Link"><text:span text:style-name="T72">https://github.com/kthohr/mcmc</text:span></text:a><text:span text:style-name="T72">) or Stan (</text:span><text:a xlink:type="simple" xlink:href="https://github.com/stan-dev/stan" text:style-name="Internet_20_link" text:visited-style-name="Visited_20_Internet_20_Link"><text:span text:style-name="T72">https://github.com/stan-dev/stan</text:span></text:a><text:span text:style-name="T72">).</text:span></text:p>
      <text:p text:style-name="P33"/>
      <text:h text:style-name="Heading_20_2" text:outline-level="2"><text:bookmark-start text:name="_Toc27381116"/><text:bookmark-start text:name="__RefHeading___Toc1506_3099730815"/>Building on Windows<text:bookmark-end text:name="_Toc27381116"/><text:bookmark-end text:name="__RefHeading___Toc1506_3099730815"/></text:h>
      <text:p text:style-name="P30">Some third-party libraries have been designed <text:span text:style-name="T88">primarily </text:span>for Linux use, <text:span text:style-name="T76">so </text:span>compil<text:span text:style-name="T89">ing them</text:span> on Windows can be <text:span text:style-name="T90">challenging</text:span>. Casal2 primarily uses the GCC compiler chain <text:span text:style-name="T19">(</text:span><text:a xlink:type="simple" xlink:href="https://gcc.gnu.org/" text:style-name="Internet_20_link" text:visited-style-name="Visited_20_Internet_20_Link"><text:span text:style-name="T19">https://gcc.gnu.org/</text:span></text:a><text:span text:style-name="T19">)</text:span>, so <text:span text:style-name="T91">that </text:span>the Linux and Windows <text:span text:style-name="T92">build differences</text:span> are minimised.</text:p>
      <text:p text:style-name="P14"/>
      <text:p text:style-name="P35">Where the third-party library comes with build scripts for a Linux environment <text:span text:style-name="T97">only</text:span>, Casal2 will use MSYS <text:span text:style-name="T98">(</text:span><text:a xlink:type="simple" xlink:href="http://www.mingw.org/wiki/msys" text:style-name="Internet_20_link" text:visited-style-name="Visited_20_Internet_20_Link"><text:span text:style-name="T98">http://www.mingw.org/wiki/msys</text:span></text:a><text:span text:style-name="T98">)</text:span> as a <text:span text:style-name="T20">POSIX-</text:span>compliant command line for building on Windows. MSYS is preferred over other <text:span text:style-name="T21">POSIX-compliant</text:span> command line environments like Cygwin as MSYS does not impose any dependencies on the binary being built; Cygwin requires linking to a Cygwin DLL.</text:p>
      <text:p text:style-name="P14"/>
      <text:p text:style-name="P14"><text:soft-page-break/>Each third-party library that requires a Linux<text:span text:style-name="T22">-</text:span>style command line for building is packaged with its own version of MSYS. <text:span text:style-name="T93">T</text:span>he /etc/profile file <text:span text:style-name="T93">was modified </text:span>to run the compilation on start-up, then automatically exit. Th<text:span text:style-name="T99">ese</text:span> <text:span text:style-name="T23">tasks are </text:span>monitored <text:span text:style-name="T24">in</text:span> the Casal2 build system for completion. </text:p>
      <text:h text:style-name="Heading_20_2" text:outline-level="2"><text:bookmark-start text:name="_Toc27381117"/><text:bookmark-start text:name="__RefHeading___Toc1508_3099730815"/>Performance Consideration and Testing<text:bookmark-end text:name="_Toc27381117"/><text:bookmark-end text:name="__RefHeading___Toc1508_3099730815"/></text:h>
      <text:p text:style-name="P18"><text:span text:style-name="T25">There are no </text:span>performance considerations or tests for third-party libraries in Casal2.</text:p>
      <text:p text:style-name="P18"/>
      <text:p text:style-name="P18">The Casal2 package has been <text:span text:style-name="T26">designed such that </text:span>third-party libraries do not typically interact or interfere with each other. The third-party libraries that are using during the execution of a model (e.g., <text:span text:style-name="T27">an</text:span> autodiff minimiser) are all isolated from each other.</text:p>
      <text:p text:style-name="P18"/>
      <text:p text:style-name="P18">When adding new third-party libraries, performance of that library in the wider context of Casal2 <text:span text:style-name="T28">is not considered</text:span>. The restrictions on third-party library usage typically disallow general libraries to be added freely, <text:span text:style-name="T29">which</text:span> prevent<text:span text:style-name="T29">s</text:span> this <text:span text:style-name="T29">[</text:span><text:span text:style-name="T15">Q: prevents what?</text:span><text:span text:style-name="T29">]</text:span>.</text:p>
      <text:h text:style-name="Heading_20_2" text:outline-level="2"><text:bookmark-start text:name="_Toc27381118"/><text:bookmark-start text:name="__RefHeading___Toc1510_3099730815"/>Inclusion in Git<text:bookmark-end text:name="_Toc27381118"/><text:bookmark-end text:name="__RefHeading___Toc1510_3099730815"/></text:h>
      <text:p text:style-name="Text_20_body">Casal2 packages all third-party libraries as part of the source code. This <text:span text:style-name="T30">choice </text:span>is <text:span text:style-name="T30">deliberate</text:span> so <text:span text:style-name="T30">that</text:span> <text:span text:style-name="T30">developers </text:span>can work on the <text:span text:style-name="T30">entire </text:span>Casal2 code base without an Internet connection (e.g., on a boat or plane).</text:p>
      <text:p text:style-name="Text_20_body">With that in mind, <text:span text:style-name="T31">g</text:span>it/<text:span text:style-name="T32">GitHub/GitLab</text:span> does not allow for files <text:span text:style-name="T33">in the repository that are</text:span> 100MB <text:span text:style-name="T33">or larger</text:span>. If <text:span text:style-name="T34">the size of the</text:span> <text:span text:style-name="T35">installation or archive file for a library </text:span>is <text:span text:style-name="T100">100MB or larger</text:span>, <text:span text:style-name="T35">then </text:span>either <text:span text:style-name="T36">the file </text:span>need<text:span text:style-name="T36">s</text:span> to <text:span text:style-name="T36">be split into two or more files, </text:span>or <text:span text:style-name="T38">some </text:span>components <text:span text:style-name="T101">of the library package</text:span> <text:span text:style-name="T36">need to be removed so that the file size is less than 100MB</text:span>.</text:p>
      <text:p text:style-name="Text_20_body"/>
      <text:h text:style-name="P17" text:outline-level="1"><text:bookmark-start text:name="_Toc27381119"/><text:bookmark-start text:name="__RefHeading___Toc1512_3099730815"/>Existing Third-Party Libraries<text:bookmark-end text:name="_Toc27381119"/><text:bookmark-end text:name="__RefHeading___Toc1512_3099730815"/></text:h>
      <text:h text:style-name="Heading_20_2" text:outline-level="2"><text:bookmark-start text:name="_Toc27381120"/><text:bookmark-start text:name="__RefHeading___Toc1514_3099730815"/>ADOL-C<text:bookmark-end text:name="_Toc27381120"/><text:bookmark-end text:name="__RefHeading___Toc1514_3099730815"/></text:h>
      <text:p text:style-name="P18">Link: <text:a xlink:type="simple" xlink:href="https://projects.coin-or.org/ADOL-C" office:target-frame-name="_top" xlink:show="replace" text:style-name="Internet_20_link" text:visited-style-name="Visited_20_Internet_20_Link"><text:span text:style-name="Hyperlink">https://projects.coin-or.org/ADOL-C</text:span></text:a></text:p>
      <text:p text:style-name="P18">License: Eclipse Public Licence (EPL) or GNU General Public Licence <text:span text:style-name="T51">v2</text:span> (GPL <text:span text:style-name="T51">v2</text:span>)</text:p>
      <text:p text:style-name="P20">Version in Casal2: <text:span text:style-name="T63">2.5.2</text:span></text:p>
      <text:p text:style-name="P18"/>
      <text:p text:style-name="P18">ADOL-C is an auto<text:span text:style-name="T39">matic </text:span>differentiation library that does not include a solver. Casal2 uses a copy of the FMM/Numerical Differences solver from the BetaDiff code to build an ADOL-C<text:span text:style-name="T40">-</text:span>based auto<text:span text:style-name="T41">matic </text:span>differentiation minimiser. </text:p>
      <text:p text:style-name="P18"/>
      <text:p text:style-name="P18">ADOL-C does not build cleanly for Windows using MinGW, <text:span text:style-name="T42">so </text:span>the third-party build system includes MSYS for building ADOL-C.</text:p>
      <text:p text:style-name="P18"/>
      <text:p text:style-name="P18">Casal2 has not customised the ADOL-C code.</text:p>
      <text:h text:style-name="Heading_20_2" text:outline-level="2"><text:bookmark-start text:name="_Toc27381121"/><text:bookmark-start text:name="__RefHeading___Toc1516_3099730815"/>BetaDiff<text:bookmark-end text:name="_Toc27381121"/><text:bookmark-end text:name="__RefHeading___Toc1516_3099730815"/></text:h>
      <text:p text:style-name="P23">Link: None</text:p>
      <text:p text:style-name="P23">Licence: Unknown</text:p>
      <text:p text:style-name="P25">Version in Casal2: 2012-11-08</text:p>
      <text:p text:style-name="P23"/>
      <text:p text:style-name="P24">BetaDiff is a<text:span text:style-name="T43">n </text:span>auto<text:span text:style-name="T43">matic </text:span>differentiation minimiser <text:span text:style-name="T43">developed by NIWA. <text:s/>It was </text:span>built on ADOL-C version 1.8.4 (Aug 16<text:span text:style-name="Default_20_Paragraph_20_Font"><text:span text:style-name="T2">th</text:span></text:span> 1999). The ADOL-C code has been heavily modified to provide an interface <text:span text:style-name="T102">similar to that for</text:span> AUTODIFF/ADMB. </text:p>
      <text:p text:style-name="P23"/>
      <text:p text:style-name="P23">Casal2 has customised <text:span text:style-name="T103">the </text:span>BetaDiff <text:span text:style-name="T104">source code </text:span>with overrides for converting from an adouble to a std::stringstream for outputting values in reports, etc.</text:p>
      <text:p text:style-name="P23"/>
      <text:p text:style-name="P23">The code for BetaDiff is no longer being actively maintained by NIWA, so the version in Casal2 is considered the latest. There is no repository for BetaDiff.</text:p>
      <text:h text:style-name="Heading_20_2" text:outline-level="2"><text:bookmark-start text:name="_Toc27381122"/><text:bookmark-start text:name="__RefHeading___Toc1518_3099730815"/>Boost<text:bookmark-end text:name="_Toc27381122"/><text:bookmark-end text:name="__RefHeading___Toc1518_3099730815"/></text:h>
      <text:p text:style-name="P36">Link: <text:a xlink:type="simple" xlink:href="https://www.boost.org/" office:target-frame-name="_top" xlink:show="replace" text:style-name="Internet_20_link" text:visited-style-name="Visited_20_Internet_20_Link"><text:span text:style-name="Hyperlink">https://www.boost.org</text:span></text:a></text:p>
      <text:p text:style-name="P36">Licence: Boost Software Licence, Version 1.0</text:p>
      <text:p text:style-name="P40">Version in Casal2: 1.58</text:p>
      <text:p text:style-name="P36"/>
      <text:p text:style-name="P36">Boost is a collection of C++ libraries together under a single project to provide a wide range of extra functionality to the base C++ language. Many Boost libraries eventually become part of the C++ standard.</text:p>
      <text:p text:style-name="P36"/>
      <text:p text:style-name="P36">Casal2 uses Boost for:</text:p>
      <text:list xml:id="list272557394" text:style-name="L2">
        <text:list-item>
          <text:p text:style-name="P47">Reading and <text:span text:style-name="T44">p</text:span>arsing the command line parameters,</text:p>
        </text:list-item>
        <text:list-item>
          <text:p text:style-name="P47">String manipulation by using Boost::split() and Boost::join() methods, <text:span text:style-name="T105">and</text:span></text:p>
        </text:list-item>
        <text:list-item>
          <text:p text:style-name="P47">Random number generation that is consistent across OS/CPU as the standard C++ random number generator is not.</text:p>
        </text:list-item>
      </text:list>
      <text:p text:style-name="P36"/>
      <text:p text:style-name="P37">Casal2 <text:span text:style-name="T45">previously </text:span>use<text:span text:style-name="T46">d</text:span> Boost <text:span text:style-name="T106">functionality</text:span> for threading, but this was modified when the Boost threading functionality was incorporated into the C++ standard.</text:p>
      <text:p text:style-name="P36"/>
      <text:p text:style-name="P38"><text:soft-page-break/>Casal2 does not modify the source code for Boost. Casal2 does strip all the documentation/man pages from the Boost archive <text:span text:style-name="T107">file </text:span>to <text:span text:style-name="T47">reduce the file size</text:span> <text:span text:style-name="T47">to less than </text:span>100MB <text:span text:style-name="T48">for inclusion in</text:span> the repository. In the future, it <text:span text:style-name="T49">may</text:span> be <text:span text:style-name="T49">useful</text:span> to either use <text:span text:style-name="T49">the </text:span>GitHub LFS <text:span text:style-name="T49">functionality (</text:span><text:a xlink:type="simple" xlink:href="https://git-lfs.github.com/" text:style-name="Internet_20_link" text:visited-style-name="Visited_20_Internet_20_Link"><text:span text:style-name="T49">https://git-lfs.github.com/</text:span></text:a><text:span text:style-name="T49">) </text:span>or 7zip to <text:span text:style-name="T50">address the repository file size restriction </text:span>issue.</text:p>
      <text:h text:style-name="Heading_20_2" text:outline-level="2"><text:bookmark-start text:name="_Toc27381123"/><text:bookmark-start text:name="__RefHeading___Toc1520_3099730815"/>CppAD<text:bookmark-end text:name="_Toc27381123"/><text:bookmark-end text:name="__RefHeading___Toc1520_3099730815"/></text:h>
      <text:p text:style-name="P36">Link: <text:a xlink:type="simple" xlink:href="https://coin-or.github.io/CppAD/doc/cppad.htm" text:style-name="Internet_20_link" text:visited-style-name="Visited_20_Internet_20_Link">https://coin-or.github.io/CppAD/doc/cppad.htm</text:a></text:p>
      <text:p text:style-name="P36">License: Eclipse Public License or GNU General Public License v2 (GPL v2)</text:p>
      <text:p text:style-name="P41">Version in Casal2: 20141128</text:p>
      <text:p text:style-name="P36"/>
      <text:p text:style-name="P39">CppAD (C++ A<text:span text:style-name="T52">lgorithmic </text:span>Differentiation <text:span text:style-name="T53">package</text:span>) is an auto<text:span text:style-name="T55">matic </text:span>differentiation library and minimiser (using I<text:span text:style-name="T54">po</text:span>pt <text:span text:style-name="T54">s</text:span>olver, <text:a xlink:type="simple" xlink:href="https://coin-or.github.io/Ipopt/" text:style-name="Internet_20_link" text:visited-style-name="Visited_20_Internet_20_Link"><text:span text:style-name="T54">https://coin-or.github.io/Ipopt/</text:span></text:a><text:span text:style-name="T54">, version 3.12.4</text:span>).</text:p>
      <text:p text:style-name="P36"/>
      <text:p text:style-name="P18">CppAD does not build cleanly for Windows using MinGW, <text:span text:style-name="T56">so </text:span>the third-party build system includes MSYS for compiling CppAD.</text:p>
      <text:p text:style-name="P18"/>
      <text:p text:style-name="P18">Casal2 has not customised the CppAD code. The third-party libraries that CppAD requires have been downloaded and included with the CppAD third-party library. <text:span text:style-name="T57">T</text:span>he CppAD build instructions <text:span text:style-name="T57">have </text:span>instructions for downloading these <text:span text:style-name="T58">libraries </text:span>with the <text:span text:style-name="T59">included </text:span>CppAD scripts.</text:p>
      <text:h text:style-name="Heading_20_2" text:outline-level="2"><text:bookmark-start text:name="_Toc27381124"/><text:bookmark-start text:name="__RefHeading___Toc1522_3099730815"/>DLib<text:bookmark-end text:name="_Toc27381124"/><text:bookmark-end text:name="__RefHeading___Toc1522_3099730815"/></text:h>
      <text:p text:style-name="P36">Link: <text:a xlink:type="simple" xlink:href="https://dlib.net/" text:style-name="Internet_20_link" text:visited-style-name="Visited_20_Internet_20_Link">https://dlib.net/</text:a></text:p>
      <text:p text:style-name="P36">License: Boost Software License V 1.0</text:p>
      <text:p text:style-name="P42">Version in Casal2: 18.16</text:p>
      <text:p text:style-name="P36"/>
      <text:p text:style-name="P36">Dlib is a modern C++ toolkit containing machine learning algorithms and tools for creating complex software in C++ to solve real world problems. DLib provides minimisation capabilities but is not an auto<text:span text:style-name="T60">matic </text:span>differentiation system. DLib is one of the non-autodiff minimisers included with Casal2.</text:p>
      <text:p text:style-name="P36"/>
      <text:p text:style-name="P36">Casal2 has not customised the DLib code.</text:p>
      <text:h text:style-name="Heading_20_2" text:outline-level="2"><text:bookmark-start text:name="_Toc27381125"/><text:bookmark-start text:name="__RefHeading___Toc1524_3099730815"/>Google Test and Google Mock<text:bookmark-end text:name="_Toc27381125"/><text:bookmark-end text:name="__RefHeading___Toc1524_3099730815"/></text:h>
      <text:p text:style-name="P19">Link: <text:a xlink:type="simple" xlink:href="https://github.com/google/googletest" text:style-name="Internet_20_link" text:visited-style-name="Visited_20_Internet_20_Link"><text:span text:style-name="T61">https://github.com/google/googletest</text:span></text:a></text:p>
      <text:p text:style-name="P18">License: BSD 3-Clause "New" or "Revised" License</text:p>
      <text:p text:style-name="P21">Version in Casal2: Google Test 1.8.1, Google Mock 1.6.0</text:p>
      <text:p text:style-name="P18"/>
      <text:p text:style-name="P18">The Google Test library is the unit testing library used by Casal2. All unit tests in Casal2 are developed using Google Test.</text:p>
      <text:p text:style-name="P18"/>
      <text:p text:style-name="P22">The Google Mock library is used to create mock objects in the code to make unit testing easier. This allows <text:span text:style-name="T108">for </text:span>simple objects with scripted behaviour <text:span text:style-name="T108">to be created which</text:span> reduce<text:span text:style-name="T109">s</text:span> the complexity of unit testing interconnected objects.</text:p>
      <text:p text:style-name="P18"/>
      <text:p text:style-name="P18">The Google libraries are run during unit testing <text:span text:style-name="T62">only</text:span>, so <text:span text:style-name="T62">they </text:span>do not need to be <text:span text:style-name="T62">a</text:span>uto<text:span text:style-name="T62">d</text:span>iff compatible. There are currently no <text:span text:style-name="T62">a</text:span>uto<text:span text:style-name="T62">d</text:span>iff unit tests. </text:p>
      <text:p text:style-name="P18"/>
      <text:p text:style-name="P18">Casal2 has not customised the Google Test and Google Mock code.</text:p>
      <text:h text:style-name="Heading_20_2" text:outline-level="2"><text:bookmark-start text:name="_Toc27381126"/><text:bookmark-start text:name="__RefHeading___Toc1526_3099730815"/>Parser<text:bookmark-end text:name="_Toc27381126"/><text:bookmark-end text:name="__RefHeading___Toc1526_3099730815"/></text:h>
      <text:p text:style-name="P43">Link: <text:a xlink:type="simple" xlink:href="http://www.gammon.com.au/" text:style-name="Internet_20_link" text:visited-style-name="Visited_20_Internet_20_Link">http://www.gammon.com.au</text:a>, <text:a xlink:type="simple" xlink:href="https://github.com/nickgammon/parser" text:style-name="Internet_20_link" text:visited-style-name="Visited_20_Internet_20_Link"><text:span text:style-name="T64">https://github.com/nickgammon/parser</text:span></text:a></text:p>
      <text:p text:style-name="P36">License: Unknown Open Source License</text:p>
      <text:p text:style-name="P44"><text:soft-page-break/>Version in Casal2: 1.1</text:p>
      <text:p text:style-name="P36"/>
      <text:p text:style-name="P36">The Gammon Parser is an expression parser than allows <text:span text:style-name="T65">the </text:span>use <text:span text:style-name="T65">of </text:span>user<text:span text:style-name="T65">-</text:span>defined equations in Casal2. It <text:span text:style-name="T66">i</text:span>s a header-only library, so <text:span text:style-name="T67">it </text:span>do<text:span text:style-name="T67">es</text:span> not need to <text:span text:style-name="T67">be </text:span>compile<text:span text:style-name="T67">d</text:span> as part of the build system.</text:p>
      <text:p text:style-name="P36"/>
      <text:p text:style-name="P45"><text:span text:style-name="T68">T</text:span>he Gammon Parser has <text:span text:style-name="T68">been </text:span>heavily modified to allow it to support the use of Casal2 addressables. As the Gammon Parser appears to be abandoned by its owner, we do not expect any new versions to be released so do not have to consider the upgrade path.</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solid" draw:fill-color="#999999" draw:opacity="100%"/>
      <style:paragraph-properties fo:hyphenation-ladder-count="no-limit" fo:background-color="#999999"/>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loext:graphic-properties draw:fill="solid" draw:fill-color="#cccccc" draw:opacity="100%"/>
      <style:paragraph-properties fo:hyphenation-ladder-count="no-limit" fo:background-color="#cccccc"/>
      <style:text-properties fo:font-size="12pt" fo:font-weight="bold" style:font-size-asian="12pt" style:font-weight-asian="bold" style:font-size-complex="12pt" style:font-weight-complex="bold" fo:hyphenate="false"/>
    </style:style>
    <style:style style:name="Heading_20_3" style:display-name="Heading 3" style:family="paragraph" style:parent-style-name="Heading" style:next-style-name="Text_20_body" style:default-outline-level="3" style:class="text">
      <loext:graphic-properties draw:fill="solid" draw:fill-color="#e6e6e6" draw:opacity="100%"/>
      <style:paragraph-properties fo:hyphenation-ladder-count="no-limit" fo:background-color="#e6e6e6"/>
      <style:text-properties fo:font-size="11pt" fo:font-style="italic" fo:font-weight="bold" style:font-size-asian="11pt" style:font-style-asian="italic" style:font-weight-asian="bold" style:font-size-complex="11pt" style:font-style-complex="italic" style:font-weight-complex="bold" fo:hyphenate="false"/>
    </style:style>
    <style:style style:name="Normal" style:family="paragraph">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font-name-asian="SimSun" style:font-family-asian="SimSun" style:font-family-generic-asian="system" style:font-pitch-asian="variable" style:font-name-complex="Mangal" style:font-family-complex="Mangal"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asal2 – Third-Party Libraries</text:p>
        <text:p text:style-name="MP2">Author: Scott Rasmussen<text:tab/><text:tab/>16/12/2019</text:p>
      </style:header>
      <style:footer>
        <text:p text:style-name="Footer"><text:tab/><text:span text:style-name="Default_20_Paragraph_20_Font"><text:span text:style-name="MT1">Page </text:span></text:span><text:span text:style-name="Default_20_Paragraph_20_Font"><text:span text:style-name="MT1"><text:page-number text:select-page="current">9</text:page-number></text:span></text:span><text:span text:style-name="Default_20_Paragraph_20_Font"><text:span text:style-name="MT1"> of </text:span></text:span><text:span text:style-name="Default_20_Paragraph_20_Font"><text:span text:style-name="MT1"><text:page-count>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19-11-15T05:06:00Z</meta:creation-date>
    <dc:date>2019-12-16T13:45:20.094377065</dc:date>
    <meta:editing-cycles>396</meta:editing-cycles>
    <meta:editing-duration>PT5H41M31S</meta:editing-duration>
    <meta:document-statistic meta:table-count="1" meta:image-count="0" meta:object-count="0" meta:page-count="9" meta:paragraph-count="119" meta:word-count="1557" meta:character-count="10364" meta:non-whitespace-character-count="8921"/>
    <meta:template xlink:type="simple" xlink:actuate="onRequest" xlink:title="" xlink:href="Normal.dotm"/>
  </office:meta>
</office:document-meta>
</file>